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5.503cm" loext:contextual-spacing="false" style:writing-mode="page"/>
      <style:text-properties officeooo:rsid="00149c8c" officeooo:paragraph-rsid="00149c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7.93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5-05-29T10:51:10.056630840</meta:creation-date>
    <dc:date>2015-05-29T11:05:49.210521670</dc:date>
    <dc:creator>Miklos Vajna</dc:creator>
    <meta:editing-duration>PT5M23S</meta:editing-duration>
    <meta:editing-cycles>2</meta:editing-cycles>
    <meta:generator>LibreOfficeDev/5.1.0.0.alpha1$Linux_X86_64 LibreOffice_project/ef2e135cfb8f107a154aaab9b54f2dfca0edf6a0</meta:generator>
    <meta:document-statistic meta:table-count="0" meta:image-count="0" meta:object-count="0" meta:page-count="2" meta:paragraph-count="1" meta:word-count="1" meta:character-count="1" meta:non-whitespace-character-count="1"/>
  </office:meta>
</office:document-meta>
</file>